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058cm" fo:min-width="0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7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Fira Sans Book" fo:font-size="18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143cm" svg:height="1.23cm" draw:transform="rotate (-3.14159265358979) translate (2.621cm 3.0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2.049cm" svg:y1="3.047cm" svg:x2="2.053cm" svg:y2="3.898cm" draw:start-shape="id1" draw:start-glue-point="2" svg:d="M2049 3047l4 851" svg:viewBox="0 0 5 852">
          <text:p/>
        </draw:connector>
        <draw:connector draw:style-name="gr2" draw:text-style-name="P1" draw:layer="layout" draw:type="line" svg:x1="2.065cm" svg:y1="0.977cm" svg:x2="2.049cm" svg:y2="1.817cm" draw:end-shape="id1" draw:end-glue-point="0" svg:d="M2065 977l-16 840" svg:viewBox="0 0 17 841">
          <text:p/>
        </draw:connector>
        <draw:custom-shape draw:style-name="gr3" draw:text-style-name="P2" draw:layer="layout" svg:width="0.264cm" svg:height="0.264cm" svg:x="1.918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1" draw:text-style-name="P1" draw:layer="layout" svg:width="1.143cm" svg:height="1.23cm" draw:transform="rotate (-3.14159265358979) translate (3.821cm 3.0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3.249cm" svg:y1="3.048cm" svg:x2="3.253cm" svg:y2="3.899cm" draw:start-shape="id2" draw:start-glue-point="2" svg:d="M3249 3048l4 851" svg:viewBox="0 0 5 852">
          <text:p/>
        </draw:connector>
        <draw:connector draw:style-name="gr2" draw:text-style-name="P1" draw:layer="layout" draw:type="line" svg:x1="3.265cm" svg:y1="0.978cm" svg:x2="3.249cm" svg:y2="1.818cm" draw:end-shape="id2" draw:end-glue-point="0" svg:d="M3265 978l-16 840" svg:viewBox="0 0 17 841">
          <text:p/>
        </draw:connector>
        <draw:custom-shape draw:style-name="gr3" draw:text-style-name="P2" draw:layer="layout" svg:width="0.264cm" svg:height="0.264cm" svg:x="3.118cm" svg:y="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1" draw:text-style-name="P1" draw:layer="layout" svg:width="1.143cm" svg:height="1.23cm" draw:transform="rotate (-3.14159265358979) translate (5.021cm 3.04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4.449cm" svg:y1="3.049cm" svg:x2="4.453cm" svg:y2="3.9cm" draw:start-shape="id3" draw:start-glue-point="2" svg:d="M4449 3049l4 851" svg:viewBox="0 0 5 852">
          <text:p/>
        </draw:connector>
        <draw:connector draw:style-name="gr2" draw:text-style-name="P1" draw:layer="layout" draw:type="line" svg:x1="4.465cm" svg:y1="0.979cm" svg:x2="4.449cm" svg:y2="1.819cm" draw:end-shape="id3" draw:end-glue-point="0" svg:d="M4465 979l-16 840" svg:viewBox="0 0 17 841">
          <text:p/>
        </draw:connector>
        <draw:custom-shape draw:style-name="gr3" draw:text-style-name="P2" draw:layer="layout" svg:width="0.264cm" svg:height="0.264cm" svg:x="4.318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1" draw:text-style-name="P1" draw:layer="layout" svg:width="1.143cm" svg:height="1.23cm" draw:transform="rotate (-3.14159265358979) translate (6.222cm 3.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5.65cm" svg:y1="3.05cm" svg:x2="5.654cm" svg:y2="3.901cm" draw:start-shape="id4" draw:start-glue-point="2" svg:d="M5650 3050l4 851" svg:viewBox="0 0 5 852">
          <text:p/>
        </draw:connector>
        <draw:connector draw:style-name="gr2" draw:text-style-name="P1" draw:layer="layout" draw:type="line" svg:x1="5.666cm" svg:y1="0.98cm" svg:x2="5.65cm" svg:y2="1.82cm" draw:end-shape="id4" draw:end-glue-point="0" svg:d="M5666 980l-16 840" svg:viewBox="0 0 17 841">
          <text:p/>
        </draw:connector>
        <draw:custom-shape draw:style-name="gr3" draw:text-style-name="P2" draw:layer="layout" svg:width="0.264cm" svg:height="0.264cm" svg:x="5.519cm" svg:y="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1" draw:text-style-name="P1" draw:layer="layout" svg:width="1.143cm" svg:height="1.23cm" draw:transform="rotate (-3.14159265358979) translate (7.421cm 3.0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6.849cm" svg:y1="3.047cm" svg:x2="6.853cm" svg:y2="3.898cm" draw:start-shape="id5" draw:start-glue-point="2" svg:d="M6849 3047l4 851" svg:viewBox="0 0 5 852">
          <text:p/>
        </draw:connector>
        <draw:connector draw:style-name="gr2" draw:text-style-name="P1" draw:layer="layout" draw:type="line" svg:x1="6.865cm" svg:y1="0.977cm" svg:x2="6.849cm" svg:y2="1.817cm" draw:end-shape="id5" draw:end-glue-point="0" svg:d="M6865 977l-16 840" svg:viewBox="0 0 17 841">
          <text:p/>
        </draw:connector>
        <draw:custom-shape draw:style-name="gr3" draw:text-style-name="P2" draw:layer="layout" svg:width="0.264cm" svg:height="0.264cm" svg:x="6.718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custom-shape draw:style-name="gr1" draw:text-style-name="P1" draw:layer="layout" svg:width="1.143cm" svg:height="1.23cm" draw:transform="rotate (-3.14159265358979) translate (8.621cm 3.0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8.049cm" svg:y1="3.048cm" svg:x2="8.053cm" svg:y2="3.899cm" draw:start-shape="id6" draw:start-glue-point="2" svg:d="M8049 3048l4 851" svg:viewBox="0 0 5 852">
          <text:p/>
        </draw:connector>
        <draw:connector draw:style-name="gr2" draw:text-style-name="P1" draw:layer="layout" draw:type="line" svg:x1="8.065cm" svg:y1="0.978cm" svg:x2="8.049cm" svg:y2="1.818cm" draw:end-shape="id6" draw:end-glue-point="0" svg:d="M8065 978l-16 840" svg:viewBox="0 0 17 841">
          <text:p/>
        </draw:connector>
        <draw:custom-shape draw:style-name="gr3" draw:text-style-name="P2" draw:layer="layout" svg:width="0.264cm" svg:height="0.264cm" svg:x="7.918cm" svg:y="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custom-shape draw:style-name="gr1" draw:text-style-name="P1" draw:layer="layout" svg:width="1.143cm" svg:height="1.23cm" draw:transform="rotate (-3.14159265358979) translate (9.821cm 3.04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9.249cm" svg:y1="3.049cm" svg:x2="9.253cm" svg:y2="3.9cm" draw:start-shape="id7" draw:start-glue-point="2" svg:d="M9249 3049l4 851" svg:viewBox="0 0 5 852">
          <text:p/>
        </draw:connector>
        <draw:connector draw:style-name="gr2" draw:text-style-name="P1" draw:layer="layout" draw:type="line" svg:x1="9.265cm" svg:y1="0.979cm" svg:x2="9.249cm" svg:y2="1.819cm" draw:end-shape="id7" draw:end-glue-point="0" svg:d="M9265 979l-16 840" svg:viewBox="0 0 17 841">
          <text:p/>
        </draw:connector>
        <draw:custom-shape draw:style-name="gr3" draw:text-style-name="P2" draw:layer="layout" svg:width="0.264cm" svg:height="0.264cm" svg:x="9.118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1" draw:text-style-name="P1" draw:layer="layout" svg:width="1.143cm" svg:height="1.23cm" draw:transform="rotate (-3.14159265358979) translate (11.022cm 3.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draw:type="line" svg:x1="10.45cm" svg:y1="3.05cm" svg:x2="10.454cm" svg:y2="3.901cm" draw:start-shape="id8" draw:start-glue-point="2" svg:d="M10450 3050l4 851" svg:viewBox="0 0 5 852">
          <text:p/>
        </draw:connector>
        <draw:connector draw:style-name="gr2" draw:text-style-name="P1" draw:layer="layout" draw:type="line" svg:x1="10.466cm" svg:y1="0.98cm" svg:x2="10.45cm" svg:y2="1.82cm" draw:end-shape="id8" draw:end-glue-point="0" svg:d="M10466 980l-16 840" svg:viewBox="0 0 17 841">
          <text:p/>
        </draw:connector>
        <draw:custom-shape draw:style-name="gr3" draw:text-style-name="P2" draw:layer="layout" svg:width="0.264cm" svg:height="0.264cm" svg:x="10.319cm" svg:y="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" draw:text-style-name="P4" draw:layer="layout" svg:width="0.608cm" svg:height="1.017cm" svg:x="1.662cm" svg:y="0.038cm">
            <draw:text-box>
              <text:p text:style-name="P3"><text:span text:style-name="T1">1</text:span></text:p>
            </draw:text-box>
          </draw:frame>
          <draw:frame draw:style-name="gr4" draw:text-style-name="P4" draw:layer="layout" svg:width="0.608cm" svg:height="1.017cm" svg:x="2.862cm" svg:y="0.039cm">
            <draw:text-box>
              <text:p text:style-name="P3"><text:span text:style-name="T1">0</text:span></text:p>
            </draw:text-box>
          </draw:frame>
          <draw:frame draw:style-name="gr4" draw:text-style-name="P4" draw:layer="layout" svg:width="0.608cm" svg:height="1.017cm" svg:x="4.062cm" svg:y="0.04cm">
            <draw:text-box>
              <text:p text:style-name="P3"><text:span text:style-name="T1">0</text:span></text:p>
            </draw:text-box>
          </draw:frame>
          <draw:frame draw:style-name="gr4" draw:text-style-name="P4" draw:layer="layout" svg:width="0.608cm" svg:height="1.017cm" svg:x="5.262cm" svg:y="0.041cm">
            <draw:text-box>
              <text:p text:style-name="P3"><text:span text:style-name="T1">1</text:span></text:p>
            </draw:text-box>
          </draw:frame>
          <draw:frame draw:style-name="gr4" draw:text-style-name="P4" draw:layer="layout" svg:width="0.608cm" svg:height="1.017cm" svg:x="6.462cm" svg:y="0.042cm">
            <draw:text-box>
              <text:p text:style-name="P3"><text:span text:style-name="T1">1</text:span></text:p>
            </draw:text-box>
          </draw:frame>
          <draw:frame draw:style-name="gr4" draw:text-style-name="P4" draw:layer="layout" svg:width="0.608cm" svg:height="1.017cm" svg:x="7.662cm" svg:y="0.043cm">
            <draw:text-box>
              <text:p text:style-name="P3"><text:span text:style-name="T1">0</text:span></text:p>
            </draw:text-box>
          </draw:frame>
          <draw:frame draw:style-name="gr4" draw:text-style-name="P4" draw:layer="layout" svg:width="0.608cm" svg:height="1.017cm" svg:x="8.862cm" svg:y="0.044cm">
            <draw:text-box>
              <text:p text:style-name="P3"><text:span text:style-name="T1">0</text:span></text:p>
            </draw:text-box>
          </draw:frame>
          <draw:frame draw:style-name="gr4" draw:text-style-name="P4" draw:layer="layout" svg:width="0.608cm" svg:height="1.017cm" svg:x="10.062cm" svg:y="0.045cm">
            <draw:text-box>
              <text:p text:style-name="P3"><text:span text:style-name="T1">1</text:span></text:p>
            </draw:text-box>
          </draw:frame>
        </draw:g>
        <draw:g>
          <draw:frame draw:style-name="gr4" draw:text-style-name="P4" draw:layer="layout" svg:width="0.608cm" svg:height="1.017cm" svg:x="1.662cm" svg:y="3.938cm">
            <draw:text-box>
              <text:p text:style-name="P3"><text:span text:style-name="T1">0</text:span></text:p>
            </draw:text-box>
          </draw:frame>
          <draw:frame draw:style-name="gr4" draw:text-style-name="P4" draw:layer="layout" svg:width="0.608cm" svg:height="1.017cm" svg:x="2.862cm" svg:y="3.939cm">
            <draw:text-box>
              <text:p text:style-name="P3"><text:span text:style-name="T1">1</text:span></text:p>
            </draw:text-box>
          </draw:frame>
          <draw:frame draw:style-name="gr4" draw:text-style-name="P4" draw:layer="layout" svg:width="0.608cm" svg:height="1.017cm" svg:x="4.062cm" svg:y="3.94cm">
            <draw:text-box>
              <text:p text:style-name="P3"><text:span text:style-name="T1">1</text:span></text:p>
            </draw:text-box>
          </draw:frame>
          <draw:frame draw:style-name="gr4" draw:text-style-name="P4" draw:layer="layout" svg:width="0.608cm" svg:height="1.017cm" svg:x="5.262cm" svg:y="3.941cm">
            <draw:text-box>
              <text:p text:style-name="P3"><text:span text:style-name="T1">0</text:span></text:p>
            </draw:text-box>
          </draw:frame>
          <draw:frame draw:style-name="gr4" draw:text-style-name="P4" draw:layer="layout" svg:width="0.608cm" svg:height="1.017cm" svg:x="6.462cm" svg:y="3.942cm">
            <draw:text-box>
              <text:p text:style-name="P3"><text:span text:style-name="T1">0</text:span></text:p>
            </draw:text-box>
          </draw:frame>
          <draw:frame draw:style-name="gr4" draw:text-style-name="P4" draw:layer="layout" svg:width="0.608cm" svg:height="1.017cm" svg:x="7.662cm" svg:y="3.943cm">
            <draw:text-box>
              <text:p text:style-name="P3"><text:span text:style-name="T1">1</text:span></text:p>
            </draw:text-box>
          </draw:frame>
          <draw:frame draw:style-name="gr4" draw:text-style-name="P4" draw:layer="layout" svg:width="0.608cm" svg:height="1.017cm" svg:x="8.862cm" svg:y="3.944cm">
            <draw:text-box>
              <text:p text:style-name="P3"><text:span text:style-name="T1">1</text:span></text:p>
            </draw:text-box>
          </draw:frame>
          <draw:frame draw:style-name="gr4" draw:text-style-name="P4" draw:layer="layout" svg:width="0.608cm" svg:height="1.017cm" svg:x="10.062cm" svg:y="3.945cm">
            <draw:text-box>
              <text:p text:style-name="P3"><text:span text:style-name="T1">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1:07:45.917277206</meta:creation-date>
    <dc:date>2018-01-15T11:18:00.085806042</dc:date>
    <meta:editing-duration>PT10M14S</meta:editing-duration>
    <meta:editing-cycles>1</meta:editing-cycles>
    <meta:document-statistic meta:object-count="58"/>
    <meta:generator>LibreOffice/5.1.6.2$Linux_X86_64 LibreOffice_project/10m0$Build-2</meta:generator>
  </office:meta>
</office:document-meta>
</file>